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ExecutorFactoryBean.setQueueCapacity( int queue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setKeepAliveSeconds( int keepAlive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createExecutor( int corePoolSize , int maxPoolSize , int keepAliveSeconds , BlockingQueue &lt; Runnable &gt; queue , ThreadFactory threadFactory , RejectedExecutionHandler rejectedExecu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PoolExecuto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setExposeUnconfigurableExecutor( boolean exposeUnconfigurable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initializeExecutor( ThreadFactory threadFactory , RejectedExecutionHandler rejectedExecution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eadPoolExecuto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setCorePoolSize( int core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createQueue( int queue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ExecutorFactoryBean.setAllowCoreThreadTimeOut( boolean allowCoreThrea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setPrestartAllCoreThreads( boolean prestartAllCore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ExecutorFactoryBean.setMaxPoolSize( int max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